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05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46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number-columns-repeated="4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2"/>
          <table:table-cell office:value-type="string">
            <text:p>similar avg</text:p>
          </table:table-cell>
          <table:table-cell office:value-type="string">
            <text:p>similar stdev</text:p>
          </table:table-cell>
          <table:table-cell office:value-type="string">
            <text:p>not similar avg</text:p>
          </table:table-cell>
          <table:table-cell office:value-type="string">
            <text:p>not similar stdev</text:p>
          </table:table-cell>
          <table:table-cell office:value-type="string">
            <text:p>diff</text:p>
          </table:table-cell>
        </table:table-row>
        <table:table-row table:style-name="ro1">
          <table:table-cell office:value-type="string">
            <text:p>untrained</text:p>
          </table:table-cell>
          <table:table-cell office:value-type="string">
            <text:p>ordered</text:p>
          </table:table-cell>
          <table:table-cell office:value-type="float" office:value="469.225806451613">
            <text:p>469.23</text:p>
          </table:table-cell>
          <table:table-cell office:value-type="float" office:value="354.650187456681">
            <text:p>354.65</text:p>
          </table:table-cell>
          <table:table-cell office:value-type="float" office:value="807.08064516129">
            <text:p>807.08</text:p>
          </table:table-cell>
          <table:table-cell office:value-type="float" office:value="420.818760252236">
            <text:p>420.82</text:p>
          </table:table-cell>
          <table:table-cell table:formula="oooc:=[.E3]-[.C3]" office:value-type="float" office:value="337.854838709677">
            <text:p>337.85</text:p>
          </table:table-cell>
        </table:table-row>
        <table:table-row table:style-name="ro1">
          <table:table-cell/>
          <table:table-cell office:value-type="string">
            <text:p>ordered area</text:p>
          </table:table-cell>
          <table:table-cell office:value-type="float" office:value="484.387096774194">
            <text:p>484.39</text:p>
          </table:table-cell>
          <table:table-cell office:value-type="float" office:value="370.099784053014">
            <text:p>370.1</text:p>
          </table:table-cell>
          <table:table-cell office:value-type="float" office:value="827.741935483871">
            <text:p>827.74</text:p>
          </table:table-cell>
          <table:table-cell office:value-type="float" office:value="428.442939908623">
            <text:p>428.44</text:p>
          </table:table-cell>
          <table:table-cell table:formula="oooc:=[.E4]-[.C4]" office:value-type="float" office:value="343.354838709677">
            <text:p>343.35</text:p>
          </table:table-cell>
        </table:table-row>
        <table:table-row table:style-name="ro1">
          <table:table-cell/>
          <table:table-cell office:value-type="string">
            <text:p>sorted</text:p>
          </table:table-cell>
          <table:table-cell office:value-type="float" office:value="463.806451612903">
            <text:p>463.81</text:p>
          </table:table-cell>
          <table:table-cell office:value-type="float" office:value="338.192245323701">
            <text:p>338.19</text:p>
          </table:table-cell>
          <table:table-cell office:value-type="float" office:value="805.225806451613">
            <text:p>805.23</text:p>
          </table:table-cell>
          <table:table-cell office:value-type="float" office:value="423.692768305847">
            <text:p>423.69</text:p>
          </table:table-cell>
          <table:table-cell table:formula="oooc:=[.E5]-[.C5]" office:value-type="float" office:value="341.41935483871">
            <text:p>341.42</text:p>
          </table:table-cell>
        </table:table-row>
        <table:table-row table:style-name="ro1">
          <table:table-cell/>
          <table:table-cell office:value-type="string">
            <text:p>exhaustive</text:p>
          </table:table-cell>
          <table:table-cell office:value-type="float" office:value="474.354838709677">
            <text:p>474.35</text:p>
          </table:table-cell>
          <table:table-cell office:value-type="float" office:value="353.993671201592">
            <text:p>353.99</text:p>
          </table:table-cell>
          <table:table-cell office:value-type="float" office:value="803.403225806452">
            <text:p>803.4</text:p>
          </table:table-cell>
          <table:table-cell office:value-type="float" office:value="423.264595795715">
            <text:p>423.26</text:p>
          </table:table-cell>
          <table:table-cell table:formula="oooc:=[.E6]-[.C6]" office:value-type="float" office:value="329.048387096775">
            <text:p>329.05</text:p>
          </table:table-cell>
        </table:table-row>
        <table:table-row table:style-name="ro1">
          <table:table-cell office:value-type="string">
            <text:p>both</text:p>
          </table:table-cell>
          <table:table-cell office:value-type="string">
            <text:p>ordered</text:p>
          </table:table-cell>
          <table:table-cell office:value-type="float" office:value="493.967741935484">
            <text:p>493.97</text:p>
          </table:table-cell>
          <table:table-cell office:value-type="float" office:value="363.66738470937">
            <text:p>363.67</text:p>
          </table:table-cell>
          <table:table-cell office:value-type="float" office:value="799.741935483871">
            <text:p>799.74</text:p>
          </table:table-cell>
          <table:table-cell office:value-type="float" office:value="426.501217162877">
            <text:p>426.5</text:p>
          </table:table-cell>
          <table:table-cell table:formula="oooc:=[.E7]-[.C7]" office:value-type="float" office:value="305.774193548387">
            <text:p>305.77</text:p>
          </table:table-cell>
        </table:table-row>
        <table:table-row table:style-name="ro1">
          <table:table-cell/>
          <table:table-cell office:value-type="string">
            <text:p>ordered area</text:p>
          </table:table-cell>
          <table:table-cell office:value-type="float" office:value="507.467741935484">
            <text:p>507.47</text:p>
          </table:table-cell>
          <table:table-cell office:value-type="float" office:value="379.268851690517">
            <text:p>379.27</text:p>
          </table:table-cell>
          <table:table-cell office:value-type="float" office:value="822.612903225806">
            <text:p>822.61</text:p>
          </table:table-cell>
          <table:table-cell office:value-type="float" office:value="434.63501020002">
            <text:p>434.64</text:p>
          </table:table-cell>
          <table:table-cell table:formula="oooc:=[.E8]-[.C8]" office:value-type="float" office:value="315.145161290322">
            <text:p>315.15</text:p>
          </table:table-cell>
        </table:table-row>
        <table:table-row table:style-name="ro1">
          <table:table-cell/>
          <table:table-cell office:value-type="string">
            <text:p>sorted</text:p>
          </table:table-cell>
          <table:table-cell office:value-type="float" office:value="481.258064516129">
            <text:p>481.26</text:p>
          </table:table-cell>
          <table:table-cell office:value-type="float" office:value="344.643337636025">
            <text:p>344.64</text:p>
          </table:table-cell>
          <table:table-cell office:value-type="float" office:value="802.241935483871">
            <text:p>802.24</text:p>
          </table:table-cell>
          <table:table-cell office:value-type="float" office:value="425.422283016036">
            <text:p>425.42</text:p>
          </table:table-cell>
          <table:table-cell table:formula="oooc:=[.E9]-[.C9]" office:value-type="float" office:value="320.983870967742">
            <text:p>320.98</text:p>
          </table:table-cell>
        </table:table-row>
        <table:table-row table:style-name="ro1">
          <table:table-cell/>
          <table:table-cell office:value-type="string">
            <text:p>exhaustive</text:p>
          </table:table-cell>
          <table:table-cell office:value-type="float" office:value="499.435483870968">
            <text:p>499.44</text:p>
          </table:table-cell>
          <table:table-cell office:value-type="float" office:value="364.789272840642">
            <text:p>364.79</text:p>
          </table:table-cell>
          <table:table-cell office:value-type="float" office:value="796.08064516129">
            <text:p>796.08</text:p>
          </table:table-cell>
          <table:table-cell office:value-type="float" office:value="428.318064601646">
            <text:p>428.32</text:p>
          </table:table-cell>
          <table:table-cell table:formula="oooc:=[.E10]-[.C10]" office:value-type="float" office:value="296.645161290322">
            <text:p>296.65</text:p>
          </table:table-cell>
        </table:table-row>
        <table:table-row table:style-name="ro1">
          <table:table-cell office:value-type="string">
            <text:p>albums</text:p>
          </table:table-cell>
          <table:table-cell office:value-type="string">
            <text:p>ordered</text:p>
          </table:table-cell>
          <table:table-cell office:value-type="float" office:value="493.967741935484">
            <text:p>493.97</text:p>
          </table:table-cell>
          <table:table-cell office:value-type="float" office:value="363.66738470937">
            <text:p>363.67</text:p>
          </table:table-cell>
          <table:table-cell office:value-type="float" office:value="799.758064516129">
            <text:p>799.76</text:p>
          </table:table-cell>
          <table:table-cell office:value-type="float" office:value="426.511720728557">
            <text:p>426.51</text:p>
          </table:table-cell>
          <table:table-cell table:formula="oooc:=[.E11]-[.C11]" office:value-type="float" office:value="305.790322580645">
            <text:p>305.79</text:p>
          </table:table-cell>
        </table:table-row>
        <table:table-row table:style-name="ro1">
          <table:table-cell/>
          <table:table-cell office:value-type="string">
            <text:p>ordered area</text:p>
          </table:table-cell>
          <table:table-cell office:value-type="float" office:value="507.467741935484">
            <text:p>507.47</text:p>
          </table:table-cell>
          <table:table-cell office:value-type="float" office:value="379.268851690517">
            <text:p>379.27</text:p>
          </table:table-cell>
          <table:table-cell office:value-type="float" office:value="822.612903225806">
            <text:p>822.61</text:p>
          </table:table-cell>
          <table:table-cell office:value-type="float" office:value="434.63501020002">
            <text:p>434.64</text:p>
          </table:table-cell>
          <table:table-cell table:formula="oooc:=[.E12]-[.C12]" office:value-type="float" office:value="315.145161290322">
            <text:p>315.15</text:p>
          </table:table-cell>
        </table:table-row>
        <table:table-row table:style-name="ro1">
          <table:table-cell/>
          <table:table-cell office:value-type="string">
            <text:p>sorted</text:p>
          </table:table-cell>
          <table:table-cell office:value-type="float" office:value="481.193548387097">
            <text:p>481.19</text:p>
          </table:table-cell>
          <table:table-cell office:value-type="float" office:value="344.695791017926">
            <text:p>344.7</text:p>
          </table:table-cell>
          <table:table-cell office:value-type="float" office:value="802.241935483871">
            <text:p>802.24</text:p>
          </table:table-cell>
          <table:table-cell office:value-type="float" office:value="425.423799533074">
            <text:p>425.42</text:p>
          </table:table-cell>
          <table:table-cell table:formula="oooc:=[.E13]-[.C13]" office:value-type="float" office:value="321.048387096774">
            <text:p>321.05</text:p>
          </table:table-cell>
        </table:table-row>
        <table:table-row table:style-name="ro1">
          <table:table-cell/>
          <table:table-cell office:value-type="string">
            <text:p>exhaustive</text:p>
          </table:table-cell>
          <table:table-cell office:value-type="float" office:value="499.435483870968">
            <text:p>499.44</text:p>
          </table:table-cell>
          <table:table-cell office:value-type="float" office:value="364.789272840642">
            <text:p>364.79</text:p>
          </table:table-cell>
          <table:table-cell office:value-type="float" office:value="796.064516129032">
            <text:p>796.06</text:p>
          </table:table-cell>
          <table:table-cell office:value-type="float" office:value="428.305960544176">
            <text:p>428.31</text:p>
          </table:table-cell>
          <table:table-cell table:formula="oooc:=[.E14]-[.C14]" office:value-type="float" office:value="296.629032258064">
            <text:p>296.63</text:p>
          </table:table-cell>
        </table:table-row>
        <table:table-row table:style-name="ro1">
          <table:table-cell office:value-type="string">
            <text:p>answers</text:p>
          </table:table-cell>
          <table:table-cell office:value-type="string">
            <text:p>ordered</text:p>
          </table:table-cell>
          <table:table-cell office:value-type="float" office:value="488.854838709677">
            <text:p>488.85</text:p>
          </table:table-cell>
          <table:table-cell office:value-type="float" office:value="358.975326979185">
            <text:p>358.98</text:p>
          </table:table-cell>
          <table:table-cell office:value-type="float" office:value="798.693548387097">
            <text:p>798.69</text:p>
          </table:table-cell>
          <table:table-cell office:value-type="float" office:value="426.928927707195">
            <text:p>426.93</text:p>
          </table:table-cell>
          <table:table-cell table:formula="oooc:=[.E15]-[.C15]" office:value-type="float" office:value="309.83870967742">
            <text:p>309.84</text:p>
          </table:table-cell>
        </table:table-row>
        <table:table-row table:style-name="ro1">
          <table:table-cell/>
          <table:table-cell office:value-type="string">
            <text:p>ordered area</text:p>
          </table:table-cell>
          <table:table-cell office:value-type="float" office:value="500.516129032258">
            <text:p>500.52</text:p>
          </table:table-cell>
          <table:table-cell office:value-type="float" office:value="373.688361707102">
            <text:p>373.69</text:p>
          </table:table-cell>
          <table:table-cell office:value-type="float" office:value="821.612903225806">
            <text:p>821.61</text:p>
          </table:table-cell>
          <table:table-cell office:value-type="float" office:value="434.225538053697">
            <text:p>434.23</text:p>
          </table:table-cell>
          <table:table-cell table:formula="oooc:=[.E16]-[.C16]" office:value-type="float" office:value="321.096774193548">
            <text:p>321.1</text:p>
          </table:table-cell>
        </table:table-row>
        <table:table-row table:style-name="ro1">
          <table:table-cell/>
          <table:table-cell office:value-type="string">
            <text:p>sorted</text:p>
          </table:table-cell>
          <table:table-cell office:value-type="float" office:value="473.393442622951">
            <text:p>473.39</text:p>
          </table:table-cell>
          <table:table-cell office:value-type="float" office:value="344.121751171198">
            <text:p>344.12</text:p>
          </table:table-cell>
          <table:table-cell office:value-type="float" office:value="809.065573770492">
            <text:p>809.07</text:p>
          </table:table-cell>
          <table:table-cell office:value-type="float" office:value="424.568628481008">
            <text:p>424.57</text:p>
          </table:table-cell>
          <table:table-cell table:formula="oooc:=[.E17]-[.C17]" office:value-type="float" office:value="335.672131147541">
            <text:p>335.67</text:p>
          </table:table-cell>
        </table:table-row>
        <table:table-row table:style-name="ro1">
          <table:table-cell/>
          <table:table-cell office:value-type="string">
            <text:p>exhaustive</text:p>
          </table:table-cell>
          <table:table-cell office:value-type="float" office:value="495.370967741935">
            <text:p>495.37</text:p>
          </table:table-cell>
          <table:table-cell office:value-type="float" office:value="360.73362676594">
            <text:p>360.73</text:p>
          </table:table-cell>
          <table:table-cell office:value-type="float" office:value="794.370967741935">
            <text:p>794.37</text:p>
          </table:table-cell>
          <table:table-cell office:value-type="float" office:value="429.719985116751">
            <text:p>429.72</text:p>
          </table:table-cell>
          <table:table-cell table:formula="oooc:=[.E18]-[.C18]" office:value-type="float" office:value="299">
            <text:p>299</text:p>
          </table:table-cell>
        </table:table-row>
        <table:table-row table:style-name="ro1">
          <table:table-cell office:value-type="string">
            <text:p>fixed</text:p>
          </table:table-cell>
          <table:table-cell office:value-type="string">
            <text:p>ordered</text:p>
          </table:table-cell>
          <table:table-cell office:value-type="float" office:value="440.596774193548">
            <text:p>440.6</text:p>
          </table:table-cell>
          <table:table-cell office:value-type="float" office:value="349.355141408143">
            <text:p>349.36</text:p>
          </table:table-cell>
          <table:table-cell office:value-type="float" office:value="811.08064516129">
            <text:p>811.08</text:p>
          </table:table-cell>
          <table:table-cell office:value-type="float" office:value="406.037432661281">
            <text:p>406.04</text:p>
          </table:table-cell>
          <table:table-cell table:formula="oooc:=[.E19]-[.C19]" office:value-type="float" office:value="370.483870967742">
            <text:p>370.48</text:p>
          </table:table-cell>
        </table:table-row>
        <table:table-row table:style-name="ro1">
          <table:table-cell/>
          <table:table-cell office:value-type="string">
            <text:p>ordered area</text:p>
          </table:table-cell>
          <table:table-cell office:value-type="float" office:value="445.741935483871">
            <text:p>445.74</text:p>
          </table:table-cell>
          <table:table-cell office:value-type="float" office:value="352.161204632008">
            <text:p>352.16</text:p>
          </table:table-cell>
          <table:table-cell office:value-type="float" office:value="825.145161290323">
            <text:p>825.15</text:p>
          </table:table-cell>
          <table:table-cell office:value-type="float" office:value="410.98417859722">
            <text:p>410.98</text:p>
          </table:table-cell>
          <table:table-cell table:formula="oooc:=[.E20]-[.C20]" office:value-type="float" office:value="379.403225806452">
            <text:p>379.4</text:p>
          </table:table-cell>
        </table:table-row>
        <table:table-row table:style-name="ro1">
          <table:table-cell/>
          <table:table-cell office:value-type="string">
            <text:p>sorted</text:p>
          </table:table-cell>
          <table:table-cell office:value-type="float" office:value="438.145161290323">
            <text:p>438.15</text:p>
          </table:table-cell>
          <table:table-cell office:value-type="float" office:value="348.322702008714">
            <text:p>348.32</text:p>
          </table:table-cell>
          <table:table-cell office:value-type="float" office:value="806.5">
            <text:p>806.5</text:p>
          </table:table-cell>
          <table:table-cell office:value-type="float" office:value="410.974716669938">
            <text:p>410.97</text:p>
          </table:table-cell>
          <table:table-cell table:formula="oooc:=[.E21]-[.C21]" office:value-type="float" office:value="368.354838709677">
            <text:p>368.35</text:p>
          </table:table-cell>
        </table:table-row>
        <table:table-row table:style-name="ro1">
          <table:table-cell/>
          <table:table-cell office:value-type="string">
            <text:p>exhaustive</text:p>
          </table:table-cell>
          <table:table-cell office:value-type="float" office:value="445.016393442623">
            <text:p>445.02</text:p>
          </table:table-cell>
          <table:table-cell office:value-type="float" office:value="354.871230018988">
            <text:p>354.87</text:p>
          </table:table-cell>
          <table:table-cell office:value-type="float" office:value="819.967213114754">
            <text:p>819.97</text:p>
          </table:table-cell>
          <table:table-cell office:value-type="float" office:value="398.625012467061">
            <text:p>398.63</text:p>
          </table:table-cell>
          <table:table-cell table:formula="oooc:=[.E22]-[.C22]" office:value-type="float" office:value="374.950819672131">
            <text:p>374.95</text:p>
          </table:table-cell>
        </table:table-row>
      </table:table>
      <table:table table:name="Sheet2" table:style-name="ta1" table:print="false">
        <table:table-column table:style-name="co1" table:number-columns-repeated="6" table:default-cell-style-name="Default"/>
        <table:table-row table:style-name="ro1">
          <table:table-cell table:number-columns-repeated="2"/>
          <table:table-cell office:value-type="string">
            <text:p>Untrained</text:p>
          </table:table-cell>
          <table:table-cell office:value-type="string">
            <text:p>Trained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Ordered</text:p>
          </table:table-cell>
          <table:table-cell office:value-type="float" office:value="469.225806451613">
            <text:p>469.23</text:p>
          </table:table-cell>
          <table:table-cell table:number-columns-repeated="2" office:value-type="float" office:value="493.967741935484">
            <text:p>493.97</text:p>
          </table:table-cell>
          <table:table-cell office:value-type="float" office:value="488.854838709677">
            <text:p>488.85</text:p>
          </table:table-cell>
        </table:table-row>
        <table:table-row table:style-name="ro1">
          <table:table-cell/>
          <table:table-cell office:value-type="string">
            <text:p>Ordered Area</text:p>
          </table:table-cell>
          <table:table-cell office:value-type="float" office:value="484.387096774194">
            <text:p>484.39</text:p>
          </table:table-cell>
          <table:table-cell table:number-columns-repeated="2" office:value-type="float" office:value="507.467741935484">
            <text:p>507.47</text:p>
          </table:table-cell>
          <table:table-cell office:value-type="float" office:value="500.516129032258">
            <text:p>500.52</text:p>
          </table:table-cell>
        </table:table-row>
        <table:table-row table:style-name="ro1">
          <table:table-cell/>
          <table:table-cell office:value-type="string">
            <text:p>Sorted</text:p>
          </table:table-cell>
          <table:table-cell office:value-type="float" office:value="463.806451612903">
            <text:p>463.81</text:p>
          </table:table-cell>
          <table:table-cell office:value-type="float" office:value="481.258064516129">
            <text:p>481.26</text:p>
          </table:table-cell>
          <table:table-cell office:value-type="float" office:value="481.193548387097">
            <text:p>481.19</text:p>
          </table:table-cell>
          <table:table-cell office:value-type="float" office:value="473.393442622951">
            <text:p>473.39</text:p>
          </table:table-cell>
        </table:table-row>
        <table:table-row table:style-name="ro1">
          <table:table-cell/>
          <table:table-cell office:value-type="string">
            <text:p>Exhaustive</text:p>
          </table:table-cell>
          <table:table-cell office:value-type="float" office:value="474.354838709677">
            <text:p>474.35</text:p>
          </table:table-cell>
          <table:table-cell table:number-columns-repeated="2" office:value-type="float" office:value="499.435483870968">
            <text:p>499.44</text:p>
          </table:table-cell>
          <table:table-cell office:value-type="float" office:value="495.370967741935">
            <text:p>495.37</text:p>
          </table:table-cell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DejaVu Sans" fo:language="en" fo:country="GB" style:font-name-asian="DejaVu Sans1" style:language-asian="zxx" style:country-asian="none" style:font-name-complex="DejaVu Sans1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">
      <number:number number:decimal-places="1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23">23/04/2007</text:date>, <text:time>01:45:4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4$Build-9134</meta:generator>
    <meta:initial-creator>George Bashi</meta:initial-creator>
    <meta:creation-date>2007-04-22T12:31:21</meta:creation-date>
    <dc:creator>George Bashi</dc:creator>
    <dc:date>2007-04-23T01:45:41</dc:date>
    <dc:language>en-GB</dc:language>
    <meta:editing-cycles>7</meta:editing-cycles>
    <meta:editing-duration>PT7H6M30S</meta:editing-duration>
    <meta:user-defined meta:name="Info 1"/>
    <meta:user-defined meta:name="Info 2"/>
    <meta:user-defined meta:name="Info 3"/>
    <meta:user-defined meta:name="Info 4"/>
    <meta:document-statistic meta:table-count="3" meta:cell-count="152"/>
  </office:meta>
</office:document-meta>
</file>